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text-properties fo:font-size="20pt" fo:font-style="normal" fo:font-weight="bold" style:font-size-asian="20pt" style:font-style-asian="normal" style:font-weight-asian="bold" style:font-size-complex="20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MA 2</text:p>
      <text:p text:style-name="Standard"/>
      <text:p text:style-name="P1">Relational points of view</text:p>
      <text:p text:style-name="P2"/>
      <text:p text:style-name="P2">Bases de datos relacionales desempeñan un papel fundamental en muchas importantes</text:p>
      <text:p text:style-name="P2">(es decir, relacionadas con el dinero) aplicaciones informáticas. Como es el</text:p>
      <text:p text:style-name="P2">caso cuando enormes cantidades de dinero están en juego,</text:p>
      <text:p text:style-name="P2">la gente ha gastado una enorme cantidad de tiempo y esfuerzo</text:p>
      <text:p text:style-name="P2">edificio, estudiar, y el perfeccionamiento de las bases de datos relacionales.</text:p>
      <text:p text:style-name="P2">Investigadores de base de datos por lo general se acercan relacional</text:p>
      <text:p text:style-name="P2">bases de datos de uno de los tres puntos de vista.</text:p>
      <text:p text:style-name="P2"/>
      <text:p text:style-name="P2">El primer grupo se acerca al problema desde una base de datos-puntos de vista teórico. Estas personas tienden a pensar en terminos de probabilidad, la teoria matematicas de conjunto y logica proposicional. </text:p>
      <text:p text:style-name="P1"/>
      <text:p text:style-name="P2">El segundo grupo se aproxima a la cuestión de una menor</text:p>
      <text:p text:style-name="P2">formal "" sólo la construcción de la base de datos y lograr que se haga '' punto de vista. Su terminología tiende a ser menos precisa y rigurosa pero más intuitiva.</text:p>
      <text:p text:style-name="P2"/>
      <text:p text:style-name="P2">El tercer grupo tiende a pensar en términos de archivos planos y de la</text:p>
      <text:p text:style-name="P2">estructura del disco subyacente utilizado para almacenar los datos. aunque estos</text:p>
      <text:p text:style-name="P2">la gente está probablemente en la minoría en estos días, sus términos</text:p>
      <text:p text:style-name="P2">archivo, registro, y el campo se coló en la nomenclatura de base de datos</text:p>
      <text:p text:style-name="P2">y pegado.</text:p>
      <text:p text:style-name="P2"/>
      <text:p text:style-name="P1"/>
      <text:p text:style-name="P1">Tables, rows and columns</text:p>
      <text:p text:style-name="P2"/>
      <text:p text:style-name="P2">Informalmente se puede pensar en una base de datos relacional como una colección de tablas, cada una que contiene filas y columnas.</text:p>
      <text:p text:style-name="P2">Usted puede poner cualquier cosa en cualquier celda de una hoja de cálculo. En contraste, se espera que cada entrada en una columna en particular de una tabla para contener el mismo tipo de datos. Por ejemplo, todas las células en una columna en particular puede contener teléfono</text:p>
      <text:p text:style-name="P2">números o apellidos.</text:p>
      <text:p text:style-name="P2"/>
      <text:p text:style-name="P2">El conjunto de los valores que se permiten para una columna se llama dominio de la columna. Por ejemplo, el dominio de una columna podría ser números de teléfono, números de cuentas bancarias, tamaños raquetas de nieve, o colgar colores del planeador.</text:p>
      <text:p text:style-name="P2">Dominio está estrechamente relacionado con el tipo de datos, pero no es exactamente lo mismo. Tipo de datos de una columna es la clase de datos que la columna puede contener. Los tipos de datos que se pueden utilizar para una columna dependen de la base de datos en particular que usted está utilizando, pero los tipos de datos típicos incluyen número entero, número de punto flotante (un número con un punto decimal), cuerda, y la fecha.</text:p>
      <text:p text:style-name="P2">Para ver la diferencia entre dominio y el tipo de datos, tenga en cuenta que la dirección de la calle (323 Relacional Rd) y color jersey (rojo) son las dos cadenas. Sin embargo, el dominio de la columna de la dirección de la calle es la calle direcciones válidas, mientras que el dominio de la columna de la camiseta es de color colores.</text:p>
      <text:p text:style-name="P2">Las filas de una tabla corresponden a valores de columna que están relacionados entre sí de acuerdo con el propósito de la tabla. Por ejemplo, suponga que tiene una tabla de competidores que contiene información de contacto típica para los participantes en el primer (y probablemente última) anual Extreme Campeonato Pirámide Deportes.</text:p>
      <text:p text:style-name="P2"><text:soft-page-break/></text:p>
      <text:p text:style-name="P2"/>
      <text:p text:style-name="P1">Relations, Attributes, and Tuples</text:p>
      <text:p text:style-name="P2"/>
      <text:p text:style-name="P2">Los valores en una fila están relacionados por el hecho de que se aplican a una persona en particular.</text:p>
      <text:p text:style-name="P2">Debido a este hecho, el término formal para una mesa es una relación. Esto puede causar alguna confusión porque la palabra '' relación '' también se utiliza de manera informal para describir una relación entre dos tablas.</text:p>
      <text:p text:style-name="P2">El término formal para una columna es un elemento de atributo o de datos.</text:p>
      <text:p text:style-name="P2">El término formal para una fila es una tupla (rima con '' escrúpulos ''). Esto casi tiene sentido si se piensa en una relación de dos atributos como la celebración de pares de datos, una relación de tres atributos como la celebración de valor triplica, y una relación de cuatro atributo como el almacenamiento de datos se cuadruplica. Más allá de los cuatro elementos, los matemáticos dirían 5-tupla, 6-tupla, y así sucesivamente, de ahí el nombre tupla.</text:p>
      <text:p text:style-name="P2"/>
      <text:p text:style-name="P2">No hay que confundir la relación formal de plazo (es decir, la tabla) con el uso más general y menos precisa del término que significa '' en relación con '' como en '' estos campos forman una relación entre estas dos tablas '' (o '' que psico hay relación mío ''). Del mismo modo, no hay que confundir el atributo formal de plazo con el uso menos preciso que significa '' función de '' como en '' este campo tiene la 'necesaria' atributo '' (o '' no atribuir ese comentario a mí! ''). Dudo que confundir el término tupla con cualquier cosa - es probable que confundir lo suficiente por sí mismo.</text:p>
      <text:p text:style-name="P2"/>
      <text:p text:style-name="P2">Teóricamente una relación no impone ningún pedido en las tuplas que contiene ni da un orden a sus atributos. En general, los ordenamientos no importan a la teoría de la base de datos matemáticos. En la práctica, sin embargo, las aplicaciones de base de datos por lo general ordenar los registros seleccionados de una tabla de alguna manera para que sea más fácil para el usuario para comprender los resultados.</text:p>
      <text:p text:style-name="P2"/>
      <text:p text:style-name="P2"/>
      <text:p text:style-name="P1">Keys</text:p>
      <text:p text:style-name="P2"/>
      <text:p text:style-name="P2">La terminología de bases de datos relacional incluye una gran cantidad de diferentes sabores de llaves. En el sentido más amplio, una clave es una combinación de una o más columnas que se utilizan para encontrar filas de una tabla. Por ejemplo, una tabla Clientes podría utilizar</text:p>
      <text:p text:style-name="P2">ID de cliente para encontrar clientes. Si conoces ID de un cliente, puede encontrar rápidamente el historial de ese cliente en la tabla. (De hecho, muchos números de identificación, como el ID de empleado, identificaciones estudiantiles, licencias de conducir, etc., se inventaron sólo para</text:p>
      <text:p text:style-name="P2">hacer búsquedas en tablas de la base más fácil. Mi tarjeta de la biblioteca sin duda no incluye un número de identificación de 10 caracteres para mi conveniencia.)</text:p>
      <text:p text:style-name="P2">El vocabulario relacional más formal incluye varias otras definiciones más precisas de llaves.</text:p>
      <text:p text:style-name="P2"/>
      <text:p text:style-name="P2">En general, una clave es un conjunto de una o más columnas en la tabla que tiene ciertas propiedades. Una de las claves compuesto o clave compuesta es una llave que incluye más de una columna. Por ejemplo, puede utilizar la combinación de FirstName y</text:p>
      <text:p text:style-name="P2">Apellido para buscar clientes.</text:p>
      <text:p text:style-name="P2">Una superclave es un conjunto de una o más columnas de una tabla para la que no hay dos filas pueden tener los mismos valores exactos.</text:p>
      <text:p text:style-name="P2">Porque no hay dos filas de la tabla tienen los mismos valores para una clave súper, una superclave puede identificar de forma exclusiva una fila en particular en la tabla. En otras palabras, un programa podría utilizar un superkey encontrar ningún registro en particular.</text:p>
      <text:p text:style-name="P2"/>
      <text:p text:style-name="P2"><text:soft-page-break/>Una clave candidata es una superclave mínima. Eso significa que si se quita cualquiera de las columnas de la clave súper, no va a ser un superkey más.</text:p>
      <text:p text:style-name="P2">Por ejemplo, usted ya sabe que nombre / dirección / Evento es una superclave para la tabla de competidores. Si quita Evento del superkey, Nombre / Dirección no es una superkey porque todo el mundo en la mesa está participando en varios eventos para que tengan más de un registro con el mismo nombre y dirección.</text:p>
      <text:p text:style-name="P2"/>
      <text:p text:style-name="P2">Si quita Nombre, dirección / Evento no es una superkey porque Dean Daring y su compañero George Foreman comparten la misma dirección y son a la vez se inscribieron para Pirámide Luge. (También tienen el mismo tipo de sangre. Se hicieron amigos y decidieron convertirse en compañeros cuando Dean sangre donada por George después de un accidente de skateboard particularmente extravagante.)</text:p>
      <text:p text:style-name="P2">Por último si se quita Dirección, Nombre / Evento sigue siendo una superclave. Eso significa Nombre / Dirección / Evento no es una clave candidata, ya que no es mínimo.</text:p>
      <text:p text:style-name="P2">Sin embargo, Nombre / Evento es una clave candidata porque no hay dos filas tienen los mismos valores de Nombre / eventos y usted puede ver fácilmente nombre ni de eventos es una superclave, por lo que el par es mínima.</text:p>
      <text:p text:style-name="P2"/>
      <text:p text:style-name="P2">Una clave única es una superclave que se utiliza para identificar de forma exclusiva las filas de una tabla.</text:p>
      <text:p text:style-name="P2">La diferencia entre una clave única y cualquier otra clave candidata está en cómo se utiliza. Una clave candidata podría ser utilizado para identificar las filas si querías hacerlo, pero una clave única se utiliza para restringir los datos. En este ejemplo, si haces Nombre / Evento ser una clave única, la base de datos no permitirá añadir dos filas con los mismos valores de Nombre y eventos. Una clave única es un problema de implementación, no es un concepto más teórico como una clave candidata es.</text:p>
      <text:p text:style-name="P2">Una clave primaria es una superclave que se utiliza realmente para identificar o encontrar las filas de una tabla. Una tabla sólo puede tener una clave primaria (de ahí el nombre de '' primaria ''). Una vez más, esto es más de un problema de implementación de una preocupación teórica. Productos de base de datos generalmente toman medidas especiales para hacer la búsqueda de los registros de la base de sus claves primarias más rápido que la búsqueda de registros basados en otras llaves.</text:p>
      <text:p text:style-name="P2">Una clave alternativa es una clave candidata que no es la clave principal. Algunos también llaman a esto una clave secundaria, a pesar de que otros utilizan la clave secundaria término para referirse a cualquier conjunto de campos se utiliza para localizar los registros, incluso si los campos no definen valores únicos.</text:p>
      <text:p text:style-name="P2"/>
      <text:p text:style-name="P2">La siguiente lista resume brevemente los diferentes sabores:</text:p>
      <text:p text:style-name="P2">❑ clave Compuesto o clave compuesta: Una de las claves que incluye más de un campo.</text:p>
      <text:p text:style-name="P2">❑ SuperTecla: Un conjunto de columnas para las que no hay dos filas pueden tener los mismos valores exactos.</text:p>
      <text:p text:style-name="P2">❑ clave Candidato: Una superclave mínima.</text:p>
      <text:p text:style-name="P2">❑ Clave única: Una superkey utilizado para exigir la unicidad de la base de datos.</text:p>
      <text:p text:style-name="P2">❑ Clave primaria: Una clave única que se utiliza para localizar rápidamente los registros de la base de datos.</text:p>
      <text:p text:style-name="P2">❑ clave alternativo: Una clave candidata que no es la clave principal.</text:p>
      <text:p text:style-name="P2">❑ clave secundaria: Una clave utiliza para buscar registros pero eso no puede garantizar.</text:p>
      <text:p text:style-name="P2"/>
      <text:p text:style-name="P2"/>
      <text:p text:style-name="P1"/>
      <text:p text:style-name="P1"/>
      <text:p text:style-name="P1"/>
      <text:p text:style-name="P1"/>
      <text:p text:style-name="P1"><text:soft-page-break/></text:p>
      <text:p text:style-name="P1">Indexes</text:p>
      <text:p text:style-name="P2"/>
      <text:p text:style-name="P2">Un índice es una estructura de base de datos que hace que sea más rápido y fácil para encontrar registros en función de los valores de uno o más campos. Los índices no son las mismas que las teclas, aunque los dos están relacionados con suficiente atención que muchos desarrolladores confunden los dos y utilizar los términos indistintamente.</text:p>
      <text:p text:style-name="P2">Por ejemplo, suponga que tiene una tabla Clientes que contiene la información del cliente: nombre, dirección, número de teléfono, número de cuenta bancaria en Suiza, y así sucesivamente. La tabla también contiene un campo ID de cliente que utiliza como su clave principal.</text:p>
      <text:p text:style-name="P2"/>
      <text:p text:style-name="P2">Desafortunadamente los clientes por lo general no se acuerdan de sus documentos de identidad de los clientes, por lo que necesita para ser capaz de mirar hacia arriba por el nombre o número de teléfono. Si comete Nombre y número de teléfono sean dos claves diferentes, puede localizar rápidamente el historial de un cliente de tres maneras: por ID de cliente, por su nombre, y por el número de teléfono.</text:p>
      <text:p text:style-name="P2"/>
      <text:p text:style-name="P1"/>
      <text:p text:style-name="P1">Constraints</text:p>
      <text:p text:style-name="P1"/>
      <text:p text:style-name="P2">Como se puede adivinar por el nombre, una restricción impone restricciones a los datos permitidos en una mesa. En la teoría de base de datos formal, las restricciones no se consideran parte de la base de datos. Sin embargo, en la práctica restricciones juegan un papel tan fundamental en</text:p>
      <text:p text:style-name="P2">la gestión de los datos correctamente que son considerados informalmente parte de la base de datos. (Además, el producto de base de datos les hace cumplir!)</text:p>
      <text:p text:style-name="P2">Las siguientes diapositivas describen algunos de los tipos de restricciones que se pueden colocar en los campos de una tabla.</text:p>
      <text:p text:style-name="P2"/>
      <text:p text:style-name="P2"/>
      <text:p text:style-name="P1">Constraints: basic constraints</text:p>
      <text:p text:style-name="P1"/>
      <text:p text:style-name="P2">Estos tipos de limitaciones restringen los valores que se pueden introducir en un campo.</text:p>
      <text:p text:style-name="P2">Ellos ayudan a definir el dominio del campo de lo que se llaman las limitaciones de dominio.</text:p>
      <text:p text:style-name="P2">Algunos de los productos de base de datos permiten definir restricciones de dominio más complejos, a menudo mediante el uso de restricciones de comprobación.</text:p>
      <text:p text:style-name="P2"/>
      <text:p text:style-name="P1"/>
      <text:p text:style-name="P1"/>
      <text:p text:style-name="P1">Constraints: primary constraints</text:p>
      <text:p text:style-name="P2"/>
      <text:p text:style-name="P2">Por definición, no hay dos registros pueden tener valores idénticos para los campos que definen key.That principal de la tabla en gran medida las limitaciones de los datos.</text:p>
      <text:p text:style-name="P2">En términos más formales, este tipo de restricción se llama integridad de entidad. Simplemente significa que no hay dos registros son duplicados exactos (que es cierto si los campos en sus claves primarias no son duplicados) y que todos los campos que forman la clave principal tienen valores no nulos.</text:p>
      <text:p text:style-name="P2"/>
      <text:p text:style-name="P1"/>
      <text:p text:style-name="P1"/>
      <text:p text:style-name="P1"/>
      <text:p text:style-name="P1"/>
      <text:p text:style-name="P1"/>
      <text:p text:style-name="P1"><text:soft-page-break/>Constraints: unique constraints</text:p>
      <text:p text:style-name="P2"/>
      <text:p text:style-name="P2">Una restricción única requiere que los valores en uno o más campos sean únicos.</text:p>
      <text:p text:style-name="P2">Tenga en cuenta que sólo tiene sentido para colocar una restricción de unicidad en una superkey.</text:p>
      <text:p text:style-name="P2">Recordemos que una superclave es un grupo de uno o más campos que no pueden contener valores duplicados. No tendría sentido colocar una restricción de unicidad en los campos que pueden contener válidamente valores duplicados. Por ejemplo, sería tonto para colocar una restricción de unicidad en un campo de Género.</text:p>
      <text:p text:style-name="P1"/>
      <text:p text:style-name="P1"/>
      <text:p text:style-name="P1"/>
      <text:p text:style-name="P1"/>
      <text:p text:style-name="P1"/>
      <text:p text:style-name="P1">Constraints: foreign key constraints</text:p>
      <text:p text:style-name="P1"/>
      <text:p text:style-name="P2">Una clave externa no es exactamente el mismo tipo de clave definida previamente. En lugar de definir los campos que se utilizan para localizar registros, una clave externa se refiere a una clave en otra tabla (extranjera). La base de datos utiliza para localizar registros en la otra mesa, pero que no lo hacen. Porque define una referencia de una mesa a otra, este tipo de restricción también se llama una restricción de integridad referencial.</text:p>
      <text:p text:style-name="P2"/>
      <text:p text:style-name="P2">Una restricción de clave externa requiere que un valor récord en uno o más campos en una tabla (la tabla de referencia) deben coincidir con los valores de otra tabla (la tabla extranjero o referenciado). Los campos de la tabla referenciada deben formar una clave candidata en esa tabla. Por lo general, son la clave principal de la mesa, y la mayoría de los productos de base de datos tratan de utilizar la clave principal de la tabla externa por defecto cuando usted hace una restricción de clave externa.</text:p>
      <text:p text:style-name="P2"/>
      <text:p text:style-name="P2">Las claves externas definen las asociaciones entre las tablas que a veces se llaman las relaciones, las relaciones o vínculos entre las tablas. El hecho de que el vocabulario de base de datos formales usa la palabra relación en el sentido de mesa a veces lleva a confusión. Afortunadamente, la gente de base de datos formal e informal por lo general se invitó a diferentes partes por lo que los términos por lo general no colisionan en la misma conversación.</text:p>
      <text:p text:style-name="P2"/>
      <text:p text:style-name="P2"/>
      <text:p text:style-name="P1">Database Operations</text:p>
      <text:p text:style-name="P1"/>
      <text:p text:style-name="P2">Ocho operaciones se definieron originalmente para las bases de datos relacionales y forman el núcleo de las operaciones de base de datos modernos. La siguiente lista describe los</text:p>
      <text:p text:style-name="P2">operaciones originales:</text:p>
      <text:list xml:id="list134102448" text:style-name="L1">
        <text:list-item>
          <text:p text:style-name="P3">Selección: Se selecciona algunos o todos los registros de una tabla. Por ejemplo, es posible que desee seleccionar sólo los registros de Competidores donde Evento es Pirámide Luge para que pueda saber quién puede esperar para ese evento (y cuántas ambulancias tener una pausa).</text:p>
        </text:list-item>
      </text:list>
      <text:p text:style-name="P2"/>
      <text:p text:style-name="P2"><text:s text:c="6"/>2. Proyección: Este cae columnas de una tabla (o selección). Por ejemplo, cuando haga su lista de competidores Pirámide Luge solo lo desea, anote sus nombres y no sus direcciones, tipos de sangre, eventos (que usted conoce es Pirámide Luge de todos modos), o de los familiares.</text:p>
      <text:p text:style-name="P2"><text:s text:c="6"/></text:p>
      <text:p text:style-name="P2"><text:s text:c="6"/>3. Unión: Este combina tablas con columnas similares y elimina duplicados. Por ejemplo, suponga que tiene otra tabla llamada Competidores antiguos que contiene los datos de las personas que participaron en los concursos de años anteriores. Algunas de estas personas están compitiendo este año y algunos son</text:p>
      <text:p text:style-name="P2"><text:soft-page-break/>no. Usted puede utilizar el operador de unión para construir una lista de todos los miembros de cualquiera de las tablas.</text:p>
      <text:p text:style-name="P2"/>
      <text:p text:style-name="P2"><text:s text:c="6"/>4. Intersección: Esto encuentra los registros que son los mismos en dos mesas. La intersección de los Competidores Los antiguos y mesas de Competidores sería enumerar los pocos que compitió en años anteriores y que sobrevivió para competir de nuevo este año (los de lento aprendizaje).</text:p>
      <text:p text:style-name="P2"><text:s text:c="5"/></text:p>
      <text:p text:style-name="P2"><text:s text:c="6"/>5. Diferencia: Esto selecciona los registros en una tabla que no están en una segunda tabla. Por ejemplo, la diferencia entre antiguos competidores y competidores le daría una lista de los que compitió en años anteriores, pero que no están compitiendo este año (lo que puede enviarlas por correo electrónico y les pedimos</text:p>
      <text:p text:style-name="P2">cuál es el problema).</text:p>
      <text:p text:style-name="P2"/>
      <text:p text:style-name="P2"><text:s text:c="7"/>6. cartesiana del producto: Esto crea una nueva tabla que contiene todos los registros en una primera tabla combinada con cada registro en una segunda tabla. Por ejemplo, si una tabla contiene los valores 1, 2, 3 y una segunda tabla contiene los valores A, B, C, entonces su producto cartesiano contiene los valores de 1 / A, 1 / B, 1 / C, 2 / A, 2 / B,</text:p>
      <text:p text:style-name="P2">2 / C, 3 / A, 3 / B, y 3 / C.</text:p>
      <text:p text:style-name="P2"/>
      <text:p text:style-name="P2"><text:s text:c="7"/>7. Ingreso: Esto es similar a un producto cartesiano, excepto los registros de una tabla se emparejan sólo con aquellos en la segunda tabla, si cumplen alguna condición. Por ejemplo, es posible unirse a los competidores registros con los familiares registros en los que un Competidores registros PROXIMOS valor Kin coincide con el valor registros Nombre parientes más próximos. En este ejemplo, eso te da una lista de los competidores, junto con sus correspondientes siguiente de los datos de parentesco.</text:p>
      <text:p text:style-name="P2"/>
      <text:p text:style-name="P2"><text:s text:c="7"/>8. Divide: Esta operación es el contrario del producto cartesiano. Utiliza una tabla de particiones en los registros de otra tabla. Se encuentra todos los valores de campo en una tabla que se asocian con cada valor de otra tabla. Por ejemplo, si la primera tabla contiene los valores 1 / A, 1 / B, 1 / C, 2 / A, 2 / B, 2 / C, 3 / A, 3 / B, y 3 / C y una segunda mesa contiene los valores 1, 2, 3, entonces el primero dividido por el segundo da a, B, C. (no te preocupes, yo creo que es bastante raro y confuso, también, así que no voy a estar en el examen final. Probablement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5:58:37</meta:creation-date>
    <dc:date>2015-10-06T17:30:17</dc:date>
    <meta:editing-duration>PT39S</meta:editing-duration>
    <meta:editing-cycles>1</meta:editing-cycles>
    <meta:document-statistic meta:table-count="0" meta:image-count="0" meta:object-count="0" meta:page-count="6" meta:paragraph-count="97" meta:word-count="2988" meta:character-count="17537" meta:non-whitespace-character-count="14587"/>
    <meta:generator>LibreOffice/3.5$Linux_x86 LibreOffice_project/350m1$Build-2</meta:generator>
  </office:meta>
</office:document-meta>
</file>